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use of the dragon <text:a xlink:type="simple" xlink:href="https://www.themoviedb.org/t/p/w600_and_h900_bestv2/uMuFMDekqzQet9rbi5BUwHib1Af.jpg" text:style-name="Internet_20_link" text:visited-style-name="Visited_20_Internet_20_Link">https://www.themoviedb.org/t/p/w600_and_h900_bestv2/uMuFMDekqzQet9rbi5BUwHib1Af.jpg</text:a></text:p>
      <text:p text:style-name="Standard"/>
      <text:p text:style-name="Standard">The Lord of the Rings: The Rings of Power </text:p>
      <text:p text:style-name="Standard"><text:a xlink:type="simple" xlink:href="https://www.themoviedb.org/t/p/w600_and_h900_bestv2/gpHezxjqAnZ21o8T9vSSrUKygQ3.jpg" text:style-name="Internet_20_link" text:visited-style-name="Visited_20_Internet_20_Link">https://www.themoviedb.org/t/p/w600_and_h900_bestv2/gpHezxjqAnZ21o8T9vSSrUKygQ3.jpg</text:a></text:p>
      <text:p text:style-name="Standard"/>
      <text:p text:style-name="Standard">She-Hulk</text:p>
      <text:p text:style-name="Standard"><text:a xlink:type="simple" xlink:href="https://www.themoviedb.org/t/p/w600_and_h900_bestv2/poWy1hDzaIFv6UaYtFDNcNfiM2C.jpg" text:style-name="Internet_20_link" text:visited-style-name="Visited_20_Internet_20_Link">https://www.themoviedb.org/t/p/w600_and_h900_bestv2/poWy1hDzaIFv6UaYtFDNcNfiM2C.jpg</text:a></text:p>
      <text:p text:style-name="Standard"/>
      <text:p text:style-name="Standard">Rick and Morty</text:p>
      <text:p text:style-name="Standard"><text:a xlink:type="simple" xlink:href="https://www.themoviedb.org/t/p/w600_and_h900_bestv2/s11re4xQLZ6pRPv2sqXnK8CCvGn.jpg" text:style-name="Internet_20_link" text:visited-style-name="Visited_20_Internet_20_Link">https://www.themoviedb.org/t/p/w600_and_h900_bestv2/s11re4xQLZ6pRPv2sqXnK8CCvGn.jpg</text:a></text:p>
      <text:p text:style-name="Standard"><text:span text:style-name="T2"/></text:p>
      <text:p text:style-name="Standard">Mar Do Sertao</text:p>
      <text:p text:style-name="Standard"><text:a xlink:type="simple" xlink:href="https://image.tmdb.org/t/p/w300/ixgnqO8xhFMb1zr8RRFsyeZ9CdD.jpg" text:style-name="Internet_20_link" text:visited-style-name="Visited_20_Internet_20_Link">https://image.tmdb.org/t/p/w300/ixgnqO8xhFMb1zr8RRFsyeZ9CdD.jpg</text:a></text:p>
      <text:p text:style-name="Standard"/>
      <text:p text:style-name="Standard">Star-Wars andor</text:p>
      <text:p text:style-name="Standard"><text:a xlink:type="simple" xlink:href="https://www.themoviedb.org/t/p/w600_and_h900_bestv2/1jsA4dpbSHBoDrQYVzeq53tvblG.jpg" text:style-name="Internet_20_link" text:visited-style-name="Visited_20_Internet_20_Link">https://www.themoviedb.org/t/p/w600_and_h900_bestv2/1jsA4dpbSHBoDrQYVzeq53tvblG.jp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R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R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5T10:36:28.10</meta:creation-date>
    <dc:date>2022-10-05T10:44:54.32</dc:date>
    <meta:editing-duration>PT8M22S</meta:editing-duration>
    <meta:editing-cycles>10</meta:editing-cycles>
    <meta:generator>OpenOffice/4.1.11$Win32 OpenOffice.org_project/4111m1$Build-9808</meta:generator>
    <meta:document-statistic meta:table-count="0" meta:image-count="0" meta:object-count="0" meta:page-count="1" meta:paragraph-count="11" meta:word-count="28" meta:character-count="590"/>
  </office:meta>
</office:document-meta>
</file>